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color="#000000" loext:opacity="100%" style:font-name="Consolas" fo:font-size="10pt" style:font-size-asian="10pt"/>
    </style:style>
    <style:style style:name="P2" style:family="paragraph" style:parent-style-name="Standard">
      <style:text-properties officeooo:paragraph-rsid="001c3304"/>
    </style:style>
    <style:style style:name="P3" style:family="paragraph" style:parent-style-name="Standard">
      <style:paragraph-properties fo:break-before="page"/>
      <style:text-properties officeooo:paragraph-rsid="001c3304"/>
    </style:style>
    <style:style style:name="T1" style:family="text">
      <style:text-properties fo:color="#000000" loext:opacity="100%" style:font-name="Consolas" fo:font-size="10pt" style:font-size-asian="10pt"/>
    </style:style>
    <style:style style:name="T2" style:family="text">
      <style:text-properties fo:color="#000000" loext:opacity="100%" style:font-name="Consolas" fo:font-size="10pt" officeooo:rsid="0023e31c" style:font-size-asian="10pt"/>
    </style:style>
    <style:style style:name="T3" style:family="text">
      <style:text-properties fo:color="#ff0000" loext:opacity="100%" style:font-name="Consolas" fo:font-size="10pt" style:font-size-asian="10pt"/>
    </style:style>
    <style:style style:name="T4" style:family="text">
      <style:text-properties fo:color="#3f7f7f" loext:opacity="100%" style:font-name="Consolas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Path - Ejercicio 2-1, Nombre de los clientes del servicio HEALT CARE "Hospitales en la nube"</text:p>
      <text:p text:style-name="Standard">Hospital la Fe</text:p>
      <text:p text:style-name="Standard"/>
      <text:p text:style-name="P1">/empresa/clientes/cliente[servicio="HEALT"]/nombre/text()</text:p>
      <text:p text:style-name="Standard"/>
      <text:p text:style-name="Standard">XPath - Ejercicio 2-2, Nombre del cliente que incluyen el servicio “PUBLICO” y “BANCA”</text:p>
      <text:p text:style-name="Standard">Caixa</text:p>
      <text:p text:style-name="Standard"/>
      <text:p text:style-name="P1">/empresa/clientes/cliente[servicio="PUBLICO" and servicio="BANCA"]/nombre/text()</text:p>
      <text:p text:style-name="Standard"/>
      <text:p text:style-name="Standard">XPath - Ejercicio 2-3, Nombre de los clientes cuya solución es del tipo Digital:</text:p>
      <text:p text:style-name="Standard">GENERALITAT</text:p>
      <text:p text:style-name="Standard">Caixa</text:p>
      <text:p text:style-name="Standard">GVA</text:p>
      <text:p text:style-name="Standard"/>
      <text:p text:style-name="P1">/empresa/clientes/cliente[servicio=../../servicios/servicio[tipo="Digital"]/@id]/nombre/text()</text:p>
      <text:p text:style-name="Standard"/>
      <text:p text:style-name="Standard">XPath - Ejercicio 3-4, Nombre de los clientes desde 2008:</text:p>
      <text:p text:style-name="Standard">Hospital la Fe</text:p>
      <text:p text:style-name="Standard"/>
      <text:p text:style-name="Standard">XPath - Ejercicio 3-5, líneas de negocio con ingresos de 50000</text:p>
      <text:p text:style-name="Standard">Experiencia digital</text:p>
      <text:p text:style-name="Standard">Mejora de la práctica clínica</text:p>
      <text:p text:style-name="P2"><text:span text:style-name="T1"/></text:p>
      <text:p text:style-name="P2"><text:span text:style-name="T1">/empresa/servicios/servicio[@id=../../clientes/cliente[ingresos=50000]/servicio/text()]/lineas/text()<text:line-break/></text:span></text:p>
      <text:p text:style-name="P2"><text:span text:style-name="T1"/></text:p>
      <text:p text:style-name="P3">XPath - Ejercicio 1-1, Nombre de la empresa:</text:p>
      <text:p text:style-name="P2">&lt;nombre&gt;NTT DATA&lt;/nombre&gt;</text:p>
      <text:p text:style-name="P2"><text:span text:style-name="T1">/empresa/nombre/node()<text:line-break/></text:span></text:p>
      <text:p text:style-name="P2">XPath - Ejercicio 1-2, Página web:</text:p>
      <text:p text:style-name="P2"><text:a xlink:type="simple" xlink:href="https://es.nttdata.com/" text:style-name="Internet_20_link" text:visited-style-name="Visited_20_Internet_20_Link">https://es.nttdata.com/</text:a></text:p>
      <text:p text:style-name="P2"><text:span text:style-name="T1">/empresa/web/node()<text:line-break/></text:span></text:p>
      <text:p text:style-name="P2">XPath - Ejercicio 1-3, Nombre de las soluciones:</text:p>
      <text:p text:style-name="P2">IA y Big Data</text:p>
      <text:p text:style-name="P2">Finbow</text:p>
      <text:p text:style-name="P2">Hospitales en la nube</text:p>
      <text:p text:style-name="P2"><text:span text:style-name="T1">/empresa/servicios/servicio/soluciones/text()<text:line-break/></text:span></text:p>
      <text:p text:style-name="P2">XPath - Ejercicio 1-4 Servicios:</text:p>
      <text:p text:style-name="P2">id=" SECTOR PUBLICO "</text:p>
      <text:p text:style-name="P2">id=" BANCA "</text:p>
      <text:p text:style-name="P2">id=" HEALT CARE "</text:p>
      <text:p text:style-name="P2"><text:span text:style-name="T1">/empresa/servicios/servicio/@id/string(.)<text:line-break/></text:span></text:p>
      <text:p text:style-name="P2">XPath - Ejercicio 1-5 Años en los que se empezaron a aplicar las diferentes soluciones:</text:p>
      <text:p text:style-name="P2">año="2009"</text:p>
      <text:p text:style-name="P2">año="2010"</text:p>
      <text:p text:style-name="P2">año="2008"</text:p>
      <text:p text:style-name="P2"><text:span text:style-name="T1">/empresa/servicios/servicio/desde/@añ</text:span><text:span text:style-name="T2">o</text:span><text:span text:style-name="T1">/string(.)<text:line-break/></text:span></text:p>
      <text:p text:style-name="P2">XPath - Ejercicio 1-6, Tipo servicio, consultoria</text:p>
      <text:p text:style-name="P2">(se trata de obtener el elemento &lt;servicio&gt; completo):</text:p>
      <text:p text:style-name="P2">&lt;servicio id="HEALTH CARE"&gt;</text:p>
      <text:p text:style-name="P2">&lt;soluciones&gt;Hospitales en la nube&lt;/soluciones&gt;</text:p>
      <text:p text:style-name="P2">&lt;tipo&gt; Consultoria&lt;/tipo&gt;</text:p>
      <text:p text:style-name="P2">&lt;lineas&gt;Experiencia digital&lt;/lineas&gt;</text:p>
      <text:p text:style-name="P2">&lt;lineas&gt;Mejora de la práctica clínica&lt;/lineas&gt;</text:p>
      <text:p text:style-name="P2">&lt;desde año="2008" /&gt;</text:p>
      <text:p text:style-name="P2">&lt;/servicio&gt;</text:p>
      <text:p text:style-name="P2"><text:span text:style-name="T1">/empresa/servicios/servicio[tipo = "Consultoria"]<text:line-break/></text:span></text:p>
      <text:p text:style-name="P2">XPath - Ejercicio 1-7, Nombre de las soluciones de tipo digital:</text:p>
      <text:p text:style-name="P2">&lt;soluciones&gt;IA y Big Data&lt;/soluciones&gt;</text:p>
      <text:p text:style-name="P2">&lt;soluciones&gt;Finbow&lt;/soluciones&gt;</text:p>
      <text:p text:style-name="P2"><text:span text:style-name="T1">/empresa/servicios/servicio[tipo = "Digital"]/soluciones/node()<text:line-break/></text:span></text:p>
      <text:p text:style-name="P2">XPath - Ejercicio 1-8, Nombre de las soluciones anteriores a 2010:</text:p>
      <text:p text:style-name="P2">IA y Big Data</text:p>
      <text:p text:style-name="P2">Hospitales en la nube</text:p>
      <text:p text:style-name="P2"><text:span text:style-name="T1">/empresa/servicios/servicio[./desde[@añ </text:span><text:span text:style-name="T3">&lt; </text:span><text:span text:style-name="T4">2010]]</text:span><text:span text:style-name="T3">/</text:span><text:span text:style-name="T4">soluciones</text:span><text:span text:style-name="T3">/</text:span><text:span text:style-name="T4">node()<text:line-break/></text:span></text:p>
      <text:p text:style-name="P2">XPath - Ejercicio 1-9 Nombre de las soluciones de 2008 o 2010:</text:p>
      <text:p text:style-name="P2">Finbow</text:p>
      <text:p text:style-name="P2">Hospitales en la un</text:p>
      <text:p text:style-name="P2"><text:span text:style-name="T1">/empresa/servicios/servicio[./desde[@añ = 2010 or @añ = 2008]]/soluciones/node()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19:34:25.711000000</meta:creation-date>
    <dc:date>2023-02-13T18:34:06.640000000</dc:date>
    <meta:editing-duration>PT1H50M14S</meta:editing-duration>
    <meta:editing-cycles>14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60" meta:word-count="264" meta:character-count="2300" meta:non-whitespace-character-count="2086"/>
  </office:meta>
</office:document-meta>
</file>